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Context.setContextBean( Object context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Context.get( Object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pressionContext.getContextBe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Context.Expr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Context.setVar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Context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Context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Context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Context.ExpressionContext( ExpressionContext clos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